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Not at all, it was my fault for not reading the
atmosphere, and leading you here and
there—..."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Of course—! Take care, okay—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Please come by if you ever need anything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...Ah! I almost forgot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Please, take this!"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"Certainly—! It includes an apology for toda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ose are really convenient whenever you
want to heal your body!"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say that, but it's pretty embarrassing to
say that you need the toilet in front of a boy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n my line of work, I often can't leave my seat
even if I feel urge to go, so I know how hard it
is to hold it, too—."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"Of course—! It includes an apology for not
reading the atmosphere and pulling you
around everywhere!"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